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dicatedList.addAll( int index , Collection col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edicatedList.lastIndexOf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dList.ge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dList.subList( int fromIndex , int to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dicatedList.listIterator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dListIterator.set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dicatedListIterator.add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dicatedList.add( int index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dicatedListIterator.PredicatedListIterator( List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dList.remov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dList.PredicatedList( List list , 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dList.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redicatedList.set( int index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dicatedList.indexOf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dList.decorate( List list , 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dicatedList.lis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